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vertical-align="middle" loext:decorative="false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0cm" fo:min-width="0cm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1.909cm" loext:decorative="false"/>
      <style:paragraph-properties style:writing-mode="lr-tb"/>
    </style:style>
    <style:style style:name="gr4" style:family="graphic" style:parent-style-name="standard">
      <style:graphic-properties draw:textarea-vertical-align="middle" loext:decorative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0.98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0.705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3cm" fo:min-width="0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2.137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8.636cm" svg:height="1.143cm" svg:x="6.588cm" svg:y="1cm">
          <text:p text:style-name="P1">Mod starts on server config</text:p>
        </draw:rect>
        <draw:custom-shape draw:style-name="gr2" draw:text-style-name="P1" draw:layer="layout" svg:width="9.017cm" svg:height="1.778cm" svg:x="6.334cm" svg:y="2.651cm">
          <text:p text:style-name="P1">Estabilsh global variables </text:p>
          <text:p text:style-name="P1">For areas mod if needed</text:p>
          <draw:enhanced-geometry svg:viewBox="0 0 21600 21600" draw:glue-points="?f6 0 10800 ?f8 ?f11 10800 ?f9 21600 10800 ?f10 ?f5 10800" draw:text-areas="?f3 ?f3 ?f4 ?f4" draw:type="parallelogram" draw:modifiers="1760.47904191617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" draw:text-style-name="P1" draw:layer="layout" svg:width="9.017cm" svg:height="1.778cm" svg:x="6.08cm" svg:y="4.937cm">
          <text:p text:style-name="P1">Run the variables file</text:p>
          <draw:enhanced-geometry svg:viewBox="0 0 21600 21600" draw:glue-points="?f6 0 10800 ?f8 ?f11 10800 ?f9 21600 10800 ?f10 ?f5 10800" draw:text-areas="?f3 ?f3 ?f4 ?f4" draw:type="parallelogram" draw:modifiers="1760.47904191617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" draw:text-style-name="P1" draw:layer="layout" svg:width="9.017cm" svg:height="1.778cm" svg:x="5.953cm" svg:y="7.35cm">
          <text:p text:style-name="P1">Run the functions file</text:p>
          <draw:enhanced-geometry svg:viewBox="0 0 21600 21600" draw:glue-points="?f6 0 10800 ?f8 ?f11 10800 ?f9 21600 10800 ?f10 ?f5 10800" draw:text-areas="?f3 ?f3 ?f4 ?f4" draw:type="parallelogram" draw:modifiers="1760.47904191617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</draw:page>
      <draw:page draw:name="page2" draw:style-name="dp1" draw:master-page-name="Default">
        <draw:frame draw:style-name="gr3" draw:text-style-name="P2" draw:layer="layout" svg:width="19.177cm" svg:height="2.159cm" svg:x="1.254cm" svg:y="1.508cm">
          <draw:text-box>
            <text:p>Background Process</text:p>
          </draw:text-box>
        </draw:frame>
        <draw:custom-shape draw:style-name="gr2" draw:text-style-name="P1" xml:id="id1" draw:id="id1" draw:layer="layout" svg:width="7.62cm" svg:height="1.27cm" svg:x="6.588cm" svg:y="2.905cm">
          <text:p text:style-name="P1">Mod start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2" draw:id="id2" draw:layer="layout" svg:width="6.858cm" svg:height="2.54cm" svg:x="6.969cm" svg:y="5.191cm">
          <text:p text:style-name="P1"><text:span text:style-name="T1">TBD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3" xml:id="id3" draw:id="id3" draw:layer="layout" svg:width="6.35cm" svg:height="1.397cm" svg:x="13.7cm" svg:y="7.731cm">
          <text:p text:style-name="P1"><text:span text:style-name="T1">PM “TBD”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svg:x1="10.398cm" svg:y1="4.175cm" svg:x2="10.398cm" svg:y2="5.191cm" draw:start-shape="id1" draw:start-glue-point="2" draw:end-shape="id2" draw:end-glue-point="4" svg:d="M10398 4175v1016" svg:viewBox="0 0 1 1017">
          <text:p/>
        </draw:connector>
        <draw:connector draw:style-name="gr4" draw:text-style-name="P1" draw:layer="layout" svg:x1="13.827cm" svg:y1="6.461cm" svg:x2="16.875cm" svg:y2="7.731cm" draw:start-shape="id2" draw:start-glue-point="7" draw:end-shape="id3" svg:d="M13827 6461h3048v1270" svg:viewBox="0 0 3049 1271">
          <text:p/>
        </draw:connector>
        <draw:custom-shape draw:style-name="gr2" draw:text-style-name="P3" xml:id="id4" draw:id="id4" draw:layer="layout" svg:width="6.858cm" svg:height="2.54cm" svg:x="2.524cm" svg:y="7.985cm">
          <text:p text:style-name="P1"><text:span text:style-name="T1">TBD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1" draw:layer="layout" svg:x1="5.953cm" svg:y1="7.985cm" svg:x2="6.969cm" svg:y2="6.461cm" draw:start-shape="id4" draw:start-glue-point="4" draw:end-shape="id2" draw:end-glue-point="5" svg:d="M5953 7985v-1524h1016" svg:viewBox="0 0 1017 1525">
          <text:p/>
        </draw:connector>
        <draw:frame draw:style-name="gr5" draw:text-style-name="P2" draw:layer="layout" svg:width="1.49cm" svg:height="0.963cm" svg:x="6.071cm" svg:y="5.445cm">
          <draw:text-box>
            <text:p>yes</text:p>
          </draw:text-box>
        </draw:frame>
        <draw:frame draw:style-name="gr6" draw:text-style-name="P2" draw:layer="layout" svg:width="1.208cm" svg:height="0.963cm" svg:x="13.393cm" svg:y="5.446cm">
          <draw:text-box>
            <text:p>no</text:p>
          </draw:text-box>
        </draw:frame>
        <draw:frame draw:style-name="gr7" draw:text-style-name="P2" draw:layer="layout" svg:width="1.48cm" svg:height="1.673cm" svg:x="8.874cm" svg:y="8.239cm">
          <draw:text-box>
            <text:p>yes</text:p>
          </draw:text-box>
        </draw:frame>
        <draw:frame draw:style-name="gr6" draw:text-style-name="P2" xml:id="id5" draw:id="id5" draw:layer="layout" svg:width="1.208cm" svg:height="0.963cm" svg:x="1.827cm" svg:y="8.165cm">
          <draw:text-box>
            <text:p>no</text:p>
          </draw:text-box>
        </draw:frame>
        <draw:custom-shape draw:style-name="gr2" draw:text-style-name="P3" xml:id="id6" draw:id="id6" draw:layer="layout" svg:width="6.35cm" svg:height="1.397cm" svg:x="1.127cm" svg:y="11.795cm">
          <text:p text:style-name="P1"><text:span text:style-name="T1">TB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draw:line-skew="0.953cm" svg:x1="2.431cm" svg:y1="9.128cm" svg:x2="4.302cm" svg:y2="11.795cm" draw:start-shape="id5" draw:start-glue-point="2" draw:end-shape="id6" svg:d="M2431 9128v2286h1871v381" svg:viewBox="0 0 1872 2668">
          <text:p/>
        </draw:connector>
      </draw:page>
      <draw:page draw:name="page3" draw:style-name="dp1" draw:master-page-name="Default">
        <draw:frame draw:style-name="gr8" draw:text-style-name="P2" draw:layer="layout" svg:width="19.177cm" svg:height="2.387cm" svg:x="1.254cm" svg:y="1.509cm">
          <draw:text-box>
            <text:p>Rental process</text:p>
            <text:p/>
            <text:p/>
          </draw:text-box>
        </draw:frame>
        <draw:custom-shape draw:style-name="gr2" draw:text-style-name="P1" xml:id="id7" draw:id="id7" draw:layer="layout" svg:width="7.62cm" svg:height="1.27cm" svg:x="6.588cm" svg:y="2.906cm">
          <text:p text:style-name="P1">Player types /ren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8" draw:id="id8" draw:layer="layout" svg:width="6.858cm" svg:height="2.54cm" svg:x="6.969cm" svg:y="5.192cm">
          <text:p text:style-name="P1"><text:span text:style-name="T1">In rental area?</text:span></text:p>
          <text:p text:style-name="P1"><text:span text:style-name="T1">areas:canInteract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3" xml:id="id9" draw:id="id9" draw:layer="layout" svg:width="6.35cm" svg:height="1.397cm" svg:x="13.954cm" svg:y="7.096cm">
          <text:p text:style-name="P1"><text:span text:style-name="T1">PM “Nothing to rent ask admin”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svg:x1="10.398cm" svg:y1="4.176cm" svg:x2="10.398cm" svg:y2="5.192cm" draw:start-shape="id7" draw:start-glue-point="2" draw:end-shape="id8" draw:end-glue-point="4" svg:d="M10398 4176v1016" svg:viewBox="0 0 1 1017">
          <text:p/>
        </draw:connector>
        <draw:connector draw:style-name="gr4" draw:text-style-name="P1" draw:layer="layout" svg:x1="13.827cm" svg:y1="6.462cm" svg:x2="17.129cm" svg:y2="7.096cm" draw:start-shape="id8" draw:start-glue-point="7" draw:end-shape="id9" svg:d="M13827 6462h3302v634" svg:viewBox="0 0 3303 635">
          <text:p/>
        </draw:connector>
        <draw:custom-shape draw:style-name="gr2" draw:text-style-name="P3" xml:id="id10" draw:id="id10" draw:layer="layout" svg:width="6.858cm" svg:height="2.54cm" svg:x="2.524cm" svg:y="7.986cm">
          <text:p text:style-name="P1"><text:span text:style-name="T1">You own it?</text:span></text:p>
          <text:p text:style-name="P1"><text:span text:style-name="T1">areas:canInteract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1" draw:layer="layout" svg:x1="5.953cm" svg:y1="7.986cm" svg:x2="6.969cm" svg:y2="6.462cm" draw:start-shape="id10" draw:start-glue-point="4" draw:end-shape="id8" draw:end-glue-point="5" svg:d="M5953 7986v-1524h1016" svg:viewBox="0 0 1017 1525">
          <text:p/>
        </draw:connector>
        <draw:frame draw:style-name="gr5" draw:text-style-name="P2" draw:layer="layout" svg:width="1.49cm" svg:height="0.963cm" svg:x="6.071cm" svg:y="5.446cm">
          <draw:text-box>
            <text:p>yes</text:p>
          </draw:text-box>
        </draw:frame>
        <draw:frame draw:style-name="gr6" draw:text-style-name="P2" draw:layer="layout" svg:width="1.208cm" svg:height="0.963cm" svg:x="13.393cm" svg:y="5.447cm">
          <draw:text-box>
            <text:p>no</text:p>
          </draw:text-box>
        </draw:frame>
        <draw:frame draw:style-name="gr7" draw:text-style-name="P2" draw:layer="layout" svg:width="1.48cm" svg:height="1.673cm" svg:x="8.874cm" svg:y="8.24cm">
          <draw:text-box>
            <text:p>yes</text:p>
          </draw:text-box>
        </draw:frame>
        <draw:frame draw:style-name="gr6" draw:text-style-name="P2" xml:id="id11" draw:id="id11" draw:layer="layout" svg:width="1.208cm" svg:height="0.963cm" svg:x="1.827cm" svg:y="8.166cm">
          <draw:text-box>
            <text:p>no</text:p>
          </draw:text-box>
        </draw:frame>
        <draw:connector draw:style-name="gr4" draw:text-style-name="P1" draw:layer="layout" draw:line-skew="0.635cm" svg:x1="2.431cm" svg:y1="9.129cm" svg:x2="5.953cm" svg:y2="12.303cm" draw:start-shape="id11" draw:start-glue-point="2" draw:end-shape="id12" draw:end-glue-point="4" svg:d="M2431 9129v2222h3522v952" svg:viewBox="0 0 3523 3175">
          <text:p/>
        </draw:connector>
        <draw:custom-shape draw:style-name="gr2" draw:text-style-name="P3" xml:id="id12" draw:id="id12" draw:layer="layout" svg:width="6.858cm" svg:height="2.54cm" svg:x="2.524cm" svg:y="12.303cm">
          <text:p text:style-name="P1"><text:span text:style-name="T1">Is it available to rent?</text:span></text:p>
          <text:p text:style-name="P1"><text:span text:style-name="T1">areas:canInteract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1" xml:id="id13" draw:id="id13" draw:layer="layout" svg:width="8.001cm" svg:height="1.397cm" svg:x="11.922cm" svg:y="11.16cm">
          <text:p text:style-name="P1">Show met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svg:x1="15.922cm" svg:y1="11.16cm" svg:x2="9.382cm" svg:y2="9.256cm" draw:start-shape="id13" draw:start-glue-point="0" draw:end-shape="id10" draw:end-glue-point="7" svg:d="M15922 11160v-1904h-6540" svg:viewBox="0 0 6541 1905">
          <text:p/>
        </draw:connector>
        <draw:frame draw:style-name="gr7" draw:text-style-name="P2" draw:layer="layout" svg:width="1.48cm" svg:height="1.673cm" svg:x="8.41cm" svg:y="12.356cm">
          <draw:text-box>
            <text:p>yes</text:p>
          </draw:text-box>
        </draw:frame>
        <draw:frame draw:style-name="gr6" draw:text-style-name="P2" draw:layer="layout" svg:width="1.208cm" svg:height="0.963cm" svg:x="1.889cm" svg:y="12.483cm">
          <draw:text-box>
            <text:p>no</text:p>
          </draw:text-box>
        </draw:frame>
        <draw:custom-shape draw:style-name="gr2" draw:text-style-name="P1" xml:id="id14" draw:id="id14" draw:layer="layout" svg:width="8.001cm" svg:height="1.397cm" svg:x="11.922cm" svg:y="13.065cm">
          <text:p text:style-name="P1">Open meter formspec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svg:x1="15.922cm" svg:y1="12.557cm" svg:x2="15.922cm" svg:y2="13.065cm" draw:start-shape="id13" draw:start-glue-point="2" draw:end-shape="id14" draw:end-glue-point="0" svg:d="M15922 12557v508" svg:viewBox="0 0 1 509">
          <text:p/>
        </draw:connector>
        <draw:custom-shape draw:style-name="gr2" draw:text-style-name="P1" xml:id="id15" draw:id="id15" draw:layer="layout" svg:width="8.001cm" svg:height="1.397cm" svg:x="6.969cm" svg:y="16.113cm">
          <text:p text:style-name="P1">Rental Formspec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svg:x1="9.382cm" svg:y1="13.573cm" svg:x2="10.969cm" svg:y2="16.113cm" draw:start-shape="id12" draw:start-glue-point="7" draw:end-shape="id15" draw:end-glue-point="0" svg:d="M9382 13573h1587v2540" svg:viewBox="0 0 1588 2541">
          <text:p/>
        </draw:connector>
        <draw:custom-shape draw:style-name="gr2" draw:text-style-name="P3" xml:id="id16" draw:id="id16" draw:layer="layout" svg:width="8.001cm" svg:height="1.397cm" svg:x="1.508cm" svg:y="18.526cm">
          <text:p text:style-name="P1"><text:span text:style-name="T1">PM “meeter shows X days left”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svg:x1="5.508cm" svg:y1="18.526cm" svg:x2="2.524cm" svg:y2="13.573cm" draw:start-shape="id16" draw:start-glue-point="0" draw:end-shape="id12" draw:end-glue-point="5" svg:d="M5508 18526v-1841h-3485v-3112h501" svg:viewBox="0 0 3486 4954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808080" draw:fill-color="#cfe7f5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24pt" fo:language="en" fo:country="US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2-26T10:36:58.836000000</meta:creation-date>
    <meta:editing-duration>P0D</meta:editing-duration>
    <meta:editing-cycles>1</meta:editing-cycles>
    <meta:generator>LibreOffice/24.8.0.3$Windows_X86_64 LibreOffice_project/0bdf1299c94fe897b119f97f3c613e9dca6be583</meta:generator>
    <meta:document-statistic meta:object-count="42"/>
  </office:meta>
</office:document-meta>
</file>